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63cm" fo:min-width="9.38cm"/>
    </style:style>
    <style:style style:name="gr2" style:family="graphic" style:parent-style-name="standard">
      <style:graphic-properties draw:stroke="none" draw:fill-color="#ff0000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draw:stroke="none" draw:fill-color="#0000ff" draw:textarea-horizontal-align="justify" draw:textarea-vertical-align="middle" draw:auto-grow-height="false" fo:min-height="1.546cm" fo:min-width="1.296cm"/>
    </style:style>
    <style:style style:name="gr4" style:family="graphic" style:parent-style-name="standard">
      <style:graphic-properties draw:stroke="none" draw:fill-color="#00ff00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3.97cm" svg:x="1.63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3.5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6.08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2.54cm" svg:x="8.62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3.541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2.54cm" svg:x="6.0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2.54cm" svg:x="8.62cm" svg:y="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2.54cm" svg:x="3.54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2.54cm" svg:x="6.08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2.54cm" svg:x="11.1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2.54cm" svg:x="11.161cm" svg:y="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2.54cm" svg:x="11.162cm" svg:y="1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2.54cm" svg:x="8.629cm" svg:y="11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6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2.54cm" svg:x="8.613cm" svg:y="8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6.081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2.54cm" svg:x="3.541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Bennett</meta:initial-creator>
    <meta:creation-date>2017-10-20T03:03:38.447000000</meta:creation-date>
    <dc:date>2017-10-20T03:44:27.230000000</dc:date>
    <dc:creator>Nicholas Bennett</dc:creator>
    <meta:editing-duration>PT14M10S</meta:editing-duration>
    <meta:editing-cycles>1</meta:editing-cycles>
    <meta:document-statistic meta:object-count="17"/>
    <meta:generator>LibreOffice/5.4.1.2$Windows_X86_64 LibreOffice_project/ea7cb86e6eeb2bf3a5af73a8f7777ac570321527</meta:generator>
  </office:meta>
</office:document-meta>
</file>